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(1) spac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变形 k sorted array, 有重复, 结果要去重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put是cwd 和cd, output是之后的path</text:p>
          </table:table-cell>
          <table:table-cell office:value-type="string" calcext:value-type="string">
            <text:p>有些变形要求处理leading "/"的情况</text:p>
          </table:table-cell>
          <table:table-cell office:value-type="string" calcext:value-type="string">
            <text:p>input 是两个file path (originalPath, changePath) 输出 最后的path</text:p>
          </table:table-cell>
          <table:table-cell office:value-type="string" calcext:value-type="string">
            <text:p>给一个目前路径和一个cd命令, 求最终路径. 用栈做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follow up</text:p>
          </table:table-cell>
          <table:table-cell office:value-type="string" calcext:value-type="string">
            <text:p>没有除法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number-columns-repeated="3"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number-columns-repeated="3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number-columns-repeated="3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可以改变顺序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In follow up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number-columns-repeated="3"/>
        </table:table-row>
        <table:table-row table:style-name="ro2"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5"/>
        </table:table-row>
        <table:table-row table:style-name="ro2">
          <table:table-cell table:style-name="ce1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不用stack怎么做</text:p>
          </table:table-cell>
          <table:table-cell office:value-type="string" calcext:value-type="string">
            <text:p>followup问怎么不用extra memory做(output string不算的话)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5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5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5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5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 3 Sorted Arra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输入 linkedlist node 和 k, 从尾到头删除第k个node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22:41:27.485928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3-11T23:04:17.001173988</dc:date>
    <meta:editing-duration>PT1H47M37S</meta:editing-duration>
    <meta:editing-cycles>23</meta:editing-cycles>
    <meta:document-statistic meta:table-count="1" meta:cell-count="164" meta:object-count="0"/>
  </office:meta>
</office:document-meta>
</file>